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5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231.96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40.26pt"/>
    </style:style>
    <style:style style:name="co8" style:family="table-column">
      <style:table-column-properties fo:break-before="auto" style:column-width="86.2pt"/>
    </style:style>
    <style:style style:name="co9" style:family="table-column">
      <style:table-column-properties fo:break-before="auto" style:column-width="9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9.85pt"/>
    </style:style>
    <style:style style:name="co12" style:family="table-column">
      <style:table-column-properties fo:break-before="auto" style:column-width="264.84pt"/>
    </style:style>
    <style:style style:name="co13" style:family="table-column">
      <style:table-column-properties fo:break-before="auto" style:column-width="112.79pt"/>
    </style:style>
    <style:style style:name="co14" style:family="table-column">
      <style:table-column-properties fo:break-before="auto" style:column-width="121.44pt"/>
    </style:style>
    <style:style style:name="co15" style:family="table-column">
      <style:table-column-properties fo:break-before="auto" style:column-width="138.7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ext-properties fo:font-size="13pt" style:font-size-asian="13pt" style:font-weight-asian="bold" style:font-size-complex="13pt" style:font-weight-complex="bold"/>
    </style:style>
    <style:style style:name="ce2" style:family="table-cell" style:parent-style-name="Heading"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Heading">
      <style:text-properties fo:font-size="13pt" style:font-size-asian="13pt" style:font-size-complex="13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Heading" style:data-style-name="N144">
      <style:text-properties fo:font-size="13pt" style:font-size-asian="13pt" style:font-weight-asian="bold" style:font-size-complex="13pt" style:font-weight-complex="bold"/>
    </style:style>
    <style:style style:name="ce6" style:family="table-cell" style:parent-style-name="Default" style:data-style-name="N144">
      <style:text-properties fo:font-size="12pt" style:font-size-asian="12pt" style:font-size-complex="12pt"/>
    </style:style>
    <style:style style:name="ce7" style:family="table-cell" style:parent-style-name="Default" style:data-style-name="N144"/>
    <style:style style:name="ce8" style:family="table-cell" style:parent-style-name="Heading" style:data-style-name="N142">
      <style:text-properties fo:font-size="13pt" style:font-size-asian="13pt" style:font-weight-asian="bold" style:font-size-complex="13pt" style:font-weight-complex="bold"/>
    </style:style>
    <style:style style:name="ce9" style:family="table-cell" style:parent-style-name="Default" style:data-style-name="N142">
      <style:text-properties fo:font-size="12pt" style:font-size-asian="12pt" style:font-size-complex="12pt"/>
    </style:style>
    <style:style style:name="ce10" style:family="table-cell" style:parent-style-name="Default" style:data-style-name="N142"/>
    <style:style style:name="ce11" style:family="table-cell" style:parent-style-name="Heading" style:data-style-name="N140">
      <style:text-properties fo:font-size="13pt" style:font-size-asian="13pt" style:font-weight-asian="bold" style:font-size-complex="13pt" style:font-weight-complex="bold"/>
    </style:style>
    <style:style style:name="ce12" style:family="table-cell" style:parent-style-name="Default" style:data-style-name="N140">
      <style:text-properties fo:font-size="12pt" style:font-size-asian="12pt" style:font-size-complex="12pt"/>
    </style:style>
    <style:style style:name="ce13" style:family="table-cell" style:parent-style-name="Default" style:data-style-name="N140"/>
    <style:style style:name="ce14" style:family="table-cell" style:parent-style-name="Heading" style:data-style-name="N30">
      <style:text-properties fo:font-size="13pt" style:font-size-asian="13pt" style:font-weight-asian="bold" style:font-size-complex="13pt" style:font-weight-complex="bold"/>
    </style:style>
    <style:style style:name="ce15" style:family="table-cell" style:parent-style-name="Default" style:data-style-name="N30">
      <style:text-properties fo:font-size="12pt" style:font-size-asian="12pt" style:font-size-complex="12pt"/>
    </style:style>
    <style:style style:name="ce16" style:family="table-cell" style:parent-style-name="Default" style:data-style-name="N30"/>
    <style:style style:name="ce17" style:family="table-cell" style:parent-style-name="Heading" style:data-style-name="N146">
      <style:text-properties fo:font-size="13pt" style:font-size-asian="13pt" style:font-weight-asian="bold" style:font-size-complex="13pt" style:font-weight-complex="bold"/>
    </style:style>
    <style:style style:name="ce18" style:family="table-cell" style:parent-style-name="Default" style:data-style-name="N146">
      <style:text-properties fo:font-size="12pt" style:font-size-asian="12pt" style:font-size-complex="12pt"/>
    </style:style>
    <style:style style:name="ce19" style:family="table-cell" style:parent-style-name="Default" style:data-style-name="N146"/>
    <style:style style:name="ce20" style:family="table-cell" style:parent-style-name="Heading" style:data-style-name="N148">
      <style:text-properties fo:font-size="13pt" style:font-size-asian="13pt" style:font-weight-asian="bold" style:font-size-complex="13pt" style:font-weight-complex="bold"/>
    </style:style>
    <style:style style:name="ce21" style:family="table-cell" style:parent-style-name="Default" style:data-style-name="N148">
      <style:text-properties fo:font-size="12pt" style:font-size-asian="12pt" style:font-size-complex="12pt"/>
    </style:style>
    <style:style style:name="ce22" style:family="table-cell" style:parent-style-name="Default" style:data-style-name="N148"/>
    <style:style style:name="ce23" style:family="table-cell" style:parent-style-name="Tietojen_20_ohjauksen_20_kulma">
      <style:table-cell-properties fo:border-bottom="none" fo:border-left="2.01pt solid #000000" fo:border-right="none" fo:border-top="2.01pt solid #000000"/>
    </style:style>
    <style:style style:name="ce24" style:family="table-cell" style:parent-style-name="Tietojen_20_ohjauksen_20_kenttä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Tietojen_20_ohjausluokka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Tietojen_20_ohjausluokka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Tietojen_20_ohjausluokka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Tietojen_20_ohjauksen_20_otsikko" style:data-style-name="N0">
      <style:table-cell-properties fo:border-bottom="0.99pt solid #000000" fo:border-left="2.01pt solid #000000" fo:border-right="none" fo:border-top="0.99pt solid #000000"/>
    </style:style>
    <style:style style:name="ce29" style:family="table-cell" style:parent-style-name="Tietojen_20_ohjauksen_20_otsikko" style:data-style-name="N0">
      <style:table-cell-properties fo:border-bottom="2.01pt solid #000000" fo:border-left="2.01pt solid #000000" fo:border-right="none" fo:border-top="0.99pt solid #000000"/>
    </style:style>
    <style:style style:name="ce30" style:family="table-cell" style:parent-style-name="Tietojen_20_ohjauksen_20_kulma">
      <style:table-cell-properties fo:border-bottom="none" fo:border-left="none" fo:border-right="0.99pt solid #000000" fo:border-top="2.01pt solid #000000"/>
    </style:style>
    <style:style style:name="ce31" style:family="table-cell" style:parent-style-name="Tietojen_20_ohjauksen_20_kenttä">
      <style:table-cell-properties fo:border="0.99pt solid #000000"/>
    </style:style>
    <style:style style:name="ce32" style:family="table-cell" style:parent-style-name="Tietojen_20_ohjausluokka" style:data-style-name="N0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Tietojen_20_ohjausluokka" style:data-style-name="N0">
      <style:table-cell-properties fo:border-bottom="none" fo:border-left="0.99pt solid #000000" fo:border-right="0.99pt solid #000000" fo:border-top="none"/>
    </style:style>
    <style:style style:name="ce34" style:family="table-cell" style:parent-style-name="Tietojen_20_ohjausluokka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Tietojen_20_ohjauksen_20_otsikko" style:data-style-name="N0">
      <style:table-cell-properties fo:border-bottom="0.99pt solid #000000" fo:border-left="none" fo:border-right="0.99pt solid #000000" fo:border-top="0.99pt solid #000000"/>
    </style:style>
    <style:style style:name="ce36" style:family="table-cell" style:parent-style-name="Tietojen_20_ohjauksen_20_otsikko" style:data-style-name="N0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Tietojen_20_ohjauksen_20_kenttä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Tietojen_20_ohjausluokka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Tietojen_20_ohjauksen_20_arvo">
      <style:table-cell-properties fo:border-bottom="none" fo:border-left="0.99pt solid #000000" fo:border-right="none" fo:border-top="0.99pt solid #000000"/>
    </style:style>
    <style:style style:name="ce40" style:family="table-cell" style:parent-style-name="Tietojen_20_ohjauksen_20_arvo">
      <style:table-cell-properties fo:border-bottom="none" fo:border-left="0.99pt solid #000000" fo:border-right="none" fo:border-top="none"/>
    </style:style>
    <style:style style:name="ce41" style:family="table-cell" style:parent-style-name="Tietojen_20_ohjauksen_20_arvo">
      <style:table-cell-properties fo:border-bottom="0.99pt solid #000000" fo:border-left="0.99pt solid #000000" fo:border-right="none" fo:border-top="none"/>
    </style:style>
    <style:style style:name="ce42" style:family="table-cell" style:parent-style-name="Tietojen_20_ohjauksen_20_arvo">
      <style:table-cell-properties fo:border-bottom="none" fo:border-left="none" fo:border-right="none" fo:border-top="0.99pt solid #000000"/>
    </style:style>
    <style:style style:name="ce43" style:family="table-cell" style:parent-style-name="Tietojen_20_ohjauksen_20_arvo">
      <style:table-cell-properties fo:border-bottom="0.99pt solid #000000" fo:border-left="none" fo:border-right="none" fo:border-top="none"/>
    </style:style>
    <style:style style:name="ce44" style:family="table-cell" style:parent-style-name="Tietojen_20_ohjauksen_20_arvo" style:data-style-name="N142">
      <style:table-cell-properties fo:border-bottom="none" fo:border-left="0.99pt solid #000000" fo:border-right="none" fo:border-top="0.99pt solid #000000"/>
    </style:style>
    <style:style style:name="ce45" style:family="table-cell" style:parent-style-name="Tietojen_20_ohjauksen_20_arvo" style:data-style-name="N140">
      <style:table-cell-properties fo:border-bottom="none" fo:border-left="0.99pt solid #000000" fo:border-right="none" fo:border-top="none"/>
    </style:style>
    <style:style style:name="ce46" style:family="table-cell" style:parent-style-name="Tietojen_20_ohjauksen_20_arvo" style:data-style-name="N144">
      <style:table-cell-properties fo:border-bottom="0.99pt solid #000000" fo:border-left="0.99pt solid #000000" fo:border-right="none" fo:border-top="none"/>
    </style:style>
    <style:style style:name="ce47" style:family="table-cell" style:parent-style-name="Tietojen_20_ohjauksen_20_tulokset" style:data-style-name="N142"/>
    <style:style style:name="ce48" style:family="table-cell" style:parent-style-name="Tietojen_20_ohjauksen_20_tulokset" style:data-style-name="N140">
      <style:table-cell-properties fo:border-bottom="0.99pt solid #000000" fo:border-left="0.99pt solid #000000" fo:border-right="none" fo:border-top="0.99pt solid #000000"/>
    </style:style>
    <style:style style:name="ce49" style:family="table-cell" style:parent-style-name="Tietojen_20_ohjauksen_20_tulokset" style:data-style-name="N144">
      <style:table-cell-properties fo:border-bottom="2.01pt solid #000000" fo:border-left="0.99pt solid #000000" fo:border-right="none" fo:border-top="0.99pt solid #000000"/>
    </style:style>
    <style:style style:name="ce50" style:family="table-cell" style:parent-style-name="Tietojen_20_ohjauksen_20_kulma">
      <style:table-cell-properties fo:border-bottom="0.99pt solid #000000" fo:border-left="none" fo:border-right="none" fo:border-top="2.01pt solid #000000"/>
    </style:style>
    <style:style style:name="ce51" style:family="table-cell" style:parent-style-name="Tietojen_20_ohjausluokka" style:data-style-name="N0">
      <style:table-cell-properties fo:border-bottom="0.99pt solid #000000" fo:border-left="none" fo:border-right="none" fo:border-top="none"/>
    </style:style>
    <style:style style:name="ce52" style:family="table-cell" style:parent-style-name="Tietojen_20_ohjauksen_20_arvo" style:data-style-name="N142">
      <style:table-cell-properties fo:border-bottom="none" fo:border-left="none" fo:border-right="none" fo:border-top="0.99pt solid #000000"/>
    </style:style>
    <style:style style:name="ce53" style:family="table-cell" style:parent-style-name="Tietojen_20_ohjauksen_20_arvo" style:data-style-name="N140"/>
    <style:style style:name="ce54" style:family="table-cell" style:parent-style-name="Tietojen_20_ohjauksen_20_arvo" style:data-style-name="N144">
      <style:table-cell-properties fo:border-bottom="0.99pt solid #000000" fo:border-left="none" fo:border-right="none" fo:border-top="none"/>
    </style:style>
    <style:style style:name="ce55" style:family="table-cell" style:parent-style-name="Tietojen_20_ohjauksen_20_tulokset" style:data-style-name="N140">
      <style:table-cell-properties fo:border-bottom="0.99pt solid #000000" fo:border-left="none" fo:border-right="none" fo:border-top="0.99pt solid #000000"/>
    </style:style>
    <style:style style:name="ce56" style:family="table-cell" style:parent-style-name="Tietojen_20_ohjauksen_20_tulokset" style:data-style-name="N144">
      <style:table-cell-properties fo:border-bottom="2.01pt solid #000000" fo:border-left="none" fo:border-right="none" fo:border-top="0.99pt solid #000000"/>
    </style:style>
    <style:style style:name="ce57" style:family="table-cell" style:parent-style-name="Tietojen_20_ohjauksen_20_arvo" style:data-style-name="N142">
      <style:table-cell-properties fo:border-bottom="none" fo:border-left="none" fo:border-right="0.99pt solid #000000" fo:border-top="0.99pt solid #000000"/>
    </style:style>
    <style:style style:name="ce58" style:family="table-cell" style:parent-style-name="Tietojen_20_ohjauksen_20_arvo" style:data-style-name="N140">
      <style:table-cell-properties fo:border-bottom="none" fo:border-left="none" fo:border-right="0.99pt solid #000000" fo:border-top="none"/>
    </style:style>
    <style:style style:name="ce59" style:family="table-cell" style:parent-style-name="Tietojen_20_ohjauksen_20_arvo" style:data-style-name="N144">
      <style:table-cell-properties fo:border-bottom="0.99pt solid #000000" fo:border-left="none" fo:border-right="0.99pt solid #000000" fo:border-top="none"/>
    </style:style>
    <style:style style:name="ce60" style:family="table-cell" style:parent-style-name="Tietojen_20_ohjauksen_20_arvo">
      <style:table-cell-properties fo:border-bottom="none" fo:border-left="none" fo:border-right="0.99pt solid #000000" fo:border-top="0.99pt solid #000000"/>
    </style:style>
    <style:style style:name="ce61" style:family="table-cell" style:parent-style-name="Tietojen_20_ohjauksen_20_arvo">
      <style:table-cell-properties fo:border-bottom="none" fo:border-left="none" fo:border-right="0.99pt solid #000000" fo:border-top="none"/>
    </style:style>
    <style:style style:name="ce62" style:family="table-cell" style:parent-style-name="Tietojen_20_ohjauksen_20_arvo">
      <style:table-cell-properties fo:border-bottom="0.99pt solid #000000" fo:border-left="none" fo:border-right="0.99pt solid #000000" fo:border-top="none"/>
    </style:style>
    <style:style style:name="ce63" style:family="table-cell" style:parent-style-name="Tietojen_20_ohjauksen_20_tulokset" style:data-style-name="N140">
      <style:table-cell-properties fo:border-bottom="0.99pt solid #000000" fo:border-left="none" fo:border-right="0.99pt solid #000000" fo:border-top="0.99pt solid #000000"/>
    </style:style>
    <style:style style:name="ce64" style:family="table-cell" style:parent-style-name="Tietojen_20_ohjauksen_20_tulokset" style:data-style-name="N144">
      <style:table-cell-properties fo:border-bottom="2.01pt solid #000000" fo:border-left="none" fo:border-right="0.99pt solid #000000" fo:border-top="0.99pt solid #000000"/>
    </style:style>
    <style:style style:name="ce65" style:family="table-cell" style:parent-style-name="Tietojen_20_ohjauksen_20_kulma">
      <style:table-cell-properties fo:border-bottom="0.99pt solid #000000" fo:border-left="none" fo:border-right="2.01pt solid #000000" fo:border-top="2.01pt solid #000000"/>
    </style:style>
    <style:style style:name="ce66" style:family="table-cell" style:parent-style-name="Tietojen_20_ohjauksen_20_otsikko" style:data-style-name="N0">
      <style:table-cell-properties fo:border-bottom="0.99pt solid #000000" fo:border-left="0.99pt solid #000000" fo:border-right="2.01pt solid #000000" fo:border-top="0.99pt solid #000000"/>
    </style:style>
    <style:style style:name="ce67" style:family="table-cell" style:parent-style-name="Tietojen_20_ohjauksen_20_tulokset" style:data-style-name="N142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Tietojen_20_ohjauksen_20_tulokset" style:data-style-name="N140">
      <style:table-cell-properties fo:border-bottom="none" fo:border-left="0.99pt solid #000000" fo:border-right="2.01pt solid #000000" fo:border-top="none"/>
    </style:style>
    <style:style style:name="ce69" style:family="table-cell" style:parent-style-name="Tietojen_20_ohjauksen_20_tulokset" style:data-style-name="N144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Tietojen_20_ohjauksen_20_tulokset" style:data-style-name="N142">
      <style:table-cell-properties fo:border-bottom="0.99pt solid #000000" fo:border-left="0.99pt solid #000000" fo:border-right="2.01pt solid #000000" fo:border-top="0.99pt solid #000000"/>
    </style:style>
    <style:style style:name="ce71" style:family="table-cell" style:parent-style-name="Tietojen_20_ohjauksen_20_tulokset" style:data-style-name="N140">
      <style:table-cell-properties fo:border-bottom="0.99pt solid #000000" fo:border-left="0.99pt solid #000000" fo:border-right="2.01pt solid #000000" fo:border-top="0.99pt solid #000000"/>
    </style:style>
    <style:style style:name="ce72" style:family="table-cell" style:parent-style-name="Tietojen_20_ohjauksen_20_tulokset" style:data-style-name="N144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ulukko1" table:style-name="ta1">
        <table:shapes>
          <draw:frame draw:z-index="0" draw:style-name="gr1" draw:text-style-name="P1" svg:width="726.18pt" svg:height="277.06pt" svg:x="246.3pt" svg:y="517.24pt">
            <loext:p draw:notify-on-update-of-ranges="Taulukko1.A2:Taulukko1.A12 Taulukko1.I1:Taulukko1.I1 Taulukko1.I2:Taulukko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ce13"/>
        <table:table-column table:style-name="co7" table:default-cell-style-name="ce16"/>
        <table:table-column table:style-name="co8" table:default-cell-style-name="Default"/>
        <table:table-column table:style-name="co5" table:default-cell-style-name="ce19"/>
        <table:table-column table:style-name="co9" table:default-cell-style-name="ce22"/>
        <table:table-row table:style-name="ro1">
          <table:table-cell table:style-name="ce1" office:value-type="string" calcext:value-type="string">
            <text:p>Rekisterinumero</text:p>
          </table:table-cell>
          <table:table-cell table:style-name="ce1" office:value-type="string" calcext:value-type="string">
            <text:p>Ostovuosi</text:p>
          </table:table-cell>
          <table:table-cell table:style-name="ce5" office:value-type="string" calcext:value-type="string">
            <text:p>Kilometrit edellisestä tankkauksesta</text:p>
          </table:table-cell>
          <table:table-cell table:style-name="ce8" office:value-type="string" calcext:value-type="string">
            <text:p>Tankkausmäärä </text:p>
          </table:table-cell>
          <table:table-cell table:style-name="ce1" office:value-type="string" calcext:value-type="string">
            <text:p>Polttoainetyyppi</text:p>
          </table:table-cell>
          <table:table-cell table:style-name="ce11" office:value-type="string" calcext:value-type="string">
            <text:p>Litrahinta</text:p>
          </table:table-cell>
          <table:table-cell table:style-name="ce14" office:value-type="string" calcext:value-type="string">
            <text:p>Tankkauspvm</text:p>
          </table:table-cell>
          <table:table-cell table:style-name="ce1" office:value-type="string" calcext:value-type="string">
            <text:p>Huoltoasema</text:p>
          </table:table-cell>
          <table:table-cell table:style-name="ce17" office:value-type="string" calcext:value-type="string">
            <text:p>Litraa / 100 km</text:p>
          </table:table-cell>
          <table:table-cell table:style-name="ce20" office:value-type="string" calcext:value-type="string">
            <text:p>Hinta / 100 km</text:p>
          </table:table-cell>
        </table:table-row>
        <table:table-row table:style-name="ro2">
          <table:table-cell table:style-name="ce2" office:value-type="string" calcext:value-type="string">
            <text:p>NSW-111</text:p>
          </table:table-cell>
          <table:table-cell table:style-name="ce4" office:value-type="float" office:value="1997" calcext:value-type="float">
            <text:p>1997</text:p>
          </table:table-cell>
          <table:table-cell table:style-name="ce6" office:value-type="currency" office:currency="km" office:value="762" calcext:value-type="currency">
            <text:p>762 km</text:p>
          </table:table-cell>
          <table:table-cell table:style-name="ce9" office:value-type="currency" office:currency="l" office:value="49" calcext:value-type="currency">
            <text:p>49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66" calcext:value-type="currency">
            <text:p>1,66 €/l</text:p>
          </table:table-cell>
          <table:table-cell table:style-name="ce15" office:value-type="date" office:date-value="2009-03-29" calcext:value-type="date">
            <text:p>29.3.2009</text:p>
          </table:table-cell>
          <table:table-cell table:style-name="ce4" office:value-type="string" calcext:value-type="string">
            <text:p>ABC</text:p>
          </table:table-cell>
          <table:table-cell table:style-name="ce18" table:formula="of:=([.D2]/[.C2])*100" office:value-type="currency" office:currency="l" office:value="6.43044619422572" calcext:value-type="currency">
            <text:p>6,4 l</text:p>
          </table:table-cell>
          <table:table-cell table:style-name="ce21" table:formula="of:=[.I2]*[.F2]" office:value-type="currency" office:currency="EUR" office:value="10.6745406824147" calcext:value-type="currency">
            <text:p>10,7 €</text:p>
          </table:table-cell>
        </table:table-row>
        <table:table-row table:style-name="ro2">
          <table:table-cell table:style-name="ce2" office:value-type="string" calcext:value-type="string">
            <text:p>ABC-123</text:p>
          </table:table-cell>
          <table:table-cell table:style-name="ce4" office:value-type="float" office:value="2006" calcext:value-type="float">
            <text:p>2006</text:p>
          </table:table-cell>
          <table:table-cell table:style-name="ce6" office:value-type="currency" office:currency="km" office:value="395" calcext:value-type="currency">
            <text:p>395 km</text:p>
          </table:table-cell>
          <table:table-cell table:style-name="ce9" office:value-type="currency" office:currency="l" office:value="37" calcext:value-type="currency">
            <text:p>37 l</text:p>
          </table:table-cell>
          <table:table-cell table:style-name="ce4" office:value-type="float" office:value="98" calcext:value-type="float">
            <text:p>98</text:p>
          </table:table-cell>
          <table:table-cell table:style-name="ce12" office:value-type="currency" office:currency="€/l" office:value="1.36" calcext:value-type="currency">
            <text:p>1,36 €/l</text:p>
          </table:table-cell>
          <table:table-cell table:style-name="ce15" office:value-type="date" office:date-value="2009-04-04" calcext:value-type="date">
            <text:p>4.4.2009</text:p>
          </table:table-cell>
          <table:table-cell table:style-name="ce4" office:value-type="string" calcext:value-type="string">
            <text:p>Shell</text:p>
          </table:table-cell>
          <table:table-cell table:style-name="ce18" table:formula="of:=([.D3]/[.C3])*100" office:value-type="currency" office:currency="l" office:value="9.36708860759494" calcext:value-type="currency">
            <text:p>9,4 l</text:p>
          </table:table-cell>
          <table:table-cell table:style-name="ce21" table:formula="of:=[.I3]*[.F3]" office:value-type="currency" office:currency="EUR" office:value="12.7392405063291" calcext:value-type="currency">
            <text:p>12,7 €</text:p>
          </table:table-cell>
        </table:table-row>
        <table:table-row table:style-name="ro2">
          <table:table-cell table:style-name="ce2" office:value-type="string" calcext:value-type="string">
            <text:p>RTY-819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currency" office:currency="km" office:value="857" calcext:value-type="currency">
            <text:p>857 km</text:p>
          </table:table-cell>
          <table:table-cell table:style-name="ce9" office:value-type="currency" office:currency="l" office:value="45" calcext:value-type="currency">
            <text:p>45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3" calcext:value-type="currency">
            <text:p>1,30 €/l</text:p>
          </table:table-cell>
          <table:table-cell table:style-name="ce15" office:value-type="date" office:date-value="2009-04-04" calcext:value-type="date">
            <text:p>4.4.2009</text:p>
          </table:table-cell>
          <table:table-cell table:style-name="ce4" office:value-type="string" calcext:value-type="string">
            <text:p>ABC</text:p>
          </table:table-cell>
          <table:table-cell table:style-name="ce18" table:formula="of:=([.D4]/[.C4])*100" office:value-type="currency" office:currency="l" office:value="5.25087514585764" calcext:value-type="currency">
            <text:p>5,3 l</text:p>
          </table:table-cell>
          <table:table-cell table:style-name="ce21" table:formula="of:=[.I4]*[.F4]" office:value-type="currency" office:currency="EUR" office:value="6.82613768961494" calcext:value-type="currency">
            <text:p>6,8 €</text:p>
          </table:table-cell>
        </table:table-row>
        <table:table-row table:style-name="ro2">
          <table:table-cell table:style-name="ce2" office:value-type="string" calcext:value-type="string">
            <text:p>HAA-987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currency" office:currency="km" office:value="108" calcext:value-type="currency">
            <text:p>108 km</text:p>
          </table:table-cell>
          <table:table-cell table:style-name="ce9" office:value-type="currency" office:currency="l" office:value="76" calcext:value-type="currency">
            <text:p>76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3" calcext:value-type="currency">
            <text:p>1,30 €/l</text:p>
          </table:table-cell>
          <table:table-cell table:style-name="ce15" office:value-type="date" office:date-value="2009-04-02" calcext:value-type="date">
            <text:p>2.4.2009</text:p>
          </table:table-cell>
          <table:table-cell table:style-name="ce4" office:value-type="string" calcext:value-type="string">
            <text:p>ABC</text:p>
          </table:table-cell>
          <table:table-cell table:style-name="ce18" table:formula="of:=([.D5]/[.C5])*100" office:value-type="currency" office:currency="l" office:value="70.3703703703704" calcext:value-type="currency">
            <text:p>70,4 l</text:p>
          </table:table-cell>
          <table:table-cell table:style-name="ce21" table:formula="of:=[.I5]*[.F5]" office:value-type="currency" office:currency="EUR" office:value="91.4814814814815" calcext:value-type="currency">
            <text:p>91,5 €</text:p>
          </table:table-cell>
        </table:table-row>
        <table:table-row table:style-name="ro2">
          <table:table-cell table:style-name="ce2" office:value-type="string" calcext:value-type="string">
            <text:p>HAA-987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currency" office:currency="km" office:value="603" calcext:value-type="currency">
            <text:p>603 km</text:p>
          </table:table-cell>
          <table:table-cell table:style-name="ce9" office:value-type="currency" office:currency="l" office:value="40" calcext:value-type="currency">
            <text:p>40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5" calcext:value-type="currency">
            <text:p>1,50 €/l</text:p>
          </table:table-cell>
          <table:table-cell table:style-name="ce15" office:value-type="date" office:date-value="2009-04-04" calcext:value-type="date">
            <text:p>4.4.2009</text:p>
          </table:table-cell>
          <table:table-cell table:style-name="ce4" office:value-type="string" calcext:value-type="string">
            <text:p>ST-1</text:p>
          </table:table-cell>
          <table:table-cell table:style-name="ce18" table:formula="of:=([.D6]/[.C6])*100" office:value-type="currency" office:currency="l" office:value="6.6334991708126" calcext:value-type="currency">
            <text:p>6,6 l</text:p>
          </table:table-cell>
          <table:table-cell table:style-name="ce21" table:formula="of:=[.I6]*[.F6]" office:value-type="currency" office:currency="EUR" office:value="9.9502487562189" calcext:value-type="currency">
            <text:p>10,0 €</text:p>
          </table:table-cell>
        </table:table-row>
        <table:table-row table:style-name="ro2">
          <table:table-cell table:style-name="ce2" office:value-type="string" calcext:value-type="string">
            <text:p>HAA-987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currency" office:currency="km" office:value="178" calcext:value-type="currency">
            <text:p>178 km</text:p>
          </table:table-cell>
          <table:table-cell table:style-name="ce9" office:value-type="currency" office:currency="l" office:value="39" calcext:value-type="currency">
            <text:p>39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7" calcext:value-type="currency">
            <text:p>1,70 €/l</text:p>
          </table:table-cell>
          <table:table-cell table:style-name="ce15" office:value-type="date" office:date-value="2009-04-06" calcext:value-type="date">
            <text:p>6.4.2009</text:p>
          </table:table-cell>
          <table:table-cell table:style-name="ce4" office:value-type="string" calcext:value-type="string">
            <text:p>ST-1</text:p>
          </table:table-cell>
          <table:table-cell table:style-name="ce18" table:formula="of:=([.D7]/[.C7])*100" office:value-type="currency" office:currency="l" office:value="21.9101123595506" calcext:value-type="currency">
            <text:p>21,9 l</text:p>
          </table:table-cell>
          <table:table-cell table:style-name="ce21" table:formula="of:=[.I7]*[.F7]" office:value-type="currency" office:currency="EUR" office:value="37.247191011236" calcext:value-type="currency">
            <text:p>37,2 €</text:p>
          </table:table-cell>
        </table:table-row>
        <table:table-row table:style-name="ro2">
          <table:table-cell table:style-name="ce2" office:value-type="string" calcext:value-type="string">
            <text:p>NSW-111</text:p>
          </table:table-cell>
          <table:table-cell table:style-name="ce4" office:value-type="float" office:value="1998" calcext:value-type="float">
            <text:p>1998</text:p>
          </table:table-cell>
          <table:table-cell table:style-name="ce6" office:value-type="currency" office:currency="km" office:value="189" calcext:value-type="currency">
            <text:p>189 km</text:p>
          </table:table-cell>
          <table:table-cell table:style-name="ce9" office:value-type="currency" office:currency="l" office:value="83" calcext:value-type="currency">
            <text:p>83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58" calcext:value-type="currency">
            <text:p>1,58 €/l</text:p>
          </table:table-cell>
          <table:table-cell table:style-name="ce15" office:value-type="date" office:date-value="2009-04-06" calcext:value-type="date">
            <text:p>6.4.2009</text:p>
          </table:table-cell>
          <table:table-cell table:style-name="ce4" office:value-type="string" calcext:value-type="string">
            <text:p>Neste</text:p>
          </table:table-cell>
          <table:table-cell table:style-name="ce18" table:formula="of:=([.D8]/[.C8])*100" office:value-type="currency" office:currency="l" office:value="43.9153439153439" calcext:value-type="currency">
            <text:p>43,9 l</text:p>
          </table:table-cell>
          <table:table-cell table:style-name="ce21" table:formula="of:=[.I8]*[.F8]" office:value-type="currency" office:currency="EUR" office:value="69.3862433862434" calcext:value-type="currency">
            <text:p>69,4 €</text:p>
          </table:table-cell>
        </table:table-row>
        <table:table-row table:style-name="ro2">
          <table:table-cell table:style-name="ce2" office:value-type="string" calcext:value-type="string">
            <text:p>RTY-819</text:p>
          </table:table-cell>
          <table:table-cell table:style-name="ce4" office:value-type="float" office:value="2000" calcext:value-type="float">
            <text:p>2000</text:p>
          </table:table-cell>
          <table:table-cell table:style-name="ce6" office:value-type="currency" office:currency="km" office:value="659" calcext:value-type="currency">
            <text:p>659 km</text:p>
          </table:table-cell>
          <table:table-cell table:style-name="ce9" office:value-type="currency" office:currency="l" office:value="77" calcext:value-type="currency">
            <text:p>77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38" calcext:value-type="currency">
            <text:p>1,38 €/l</text:p>
          </table:table-cell>
          <table:table-cell table:style-name="ce15" office:value-type="date" office:date-value="2009-04-03" calcext:value-type="date">
            <text:p>3.4.2009</text:p>
          </table:table-cell>
          <table:table-cell table:style-name="ce4" office:value-type="string" calcext:value-type="string">
            <text:p>Shell</text:p>
          </table:table-cell>
          <table:table-cell table:style-name="ce18" table:formula="of:=([.D9]/[.C9])*100" office:value-type="currency" office:currency="l" office:value="11.6843702579666" calcext:value-type="currency">
            <text:p>11,7 l</text:p>
          </table:table-cell>
          <table:table-cell table:style-name="ce21" table:formula="of:=[.I9]*[.F9]" office:value-type="currency" office:currency="EUR" office:value="16.1244309559939" calcext:value-type="currency">
            <text:p>16,1 €</text:p>
          </table:table-cell>
        </table:table-row>
        <table:table-row table:style-name="ro2">
          <table:table-cell table:style-name="ce2" office:value-type="string" calcext:value-type="string">
            <text:p>HAA-987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currency" office:currency="km" office:value="679" calcext:value-type="currency">
            <text:p>679 km</text:p>
          </table:table-cell>
          <table:table-cell table:style-name="ce9" office:value-type="currency" office:currency="l" office:value="80" calcext:value-type="currency">
            <text:p>80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23" calcext:value-type="currency">
            <text:p>1,23 €/l</text:p>
          </table:table-cell>
          <table:table-cell table:style-name="ce15" office:value-type="date" office:date-value="2009-03-31" calcext:value-type="date">
            <text:p>31.3.2009</text:p>
          </table:table-cell>
          <table:table-cell table:style-name="ce4" office:value-type="string" calcext:value-type="string">
            <text:p>Teboil</text:p>
          </table:table-cell>
          <table:table-cell table:style-name="ce18" table:formula="of:=([.D10]/[.C10])*100" office:value-type="currency" office:currency="l" office:value="11.7820324005891" calcext:value-type="currency">
            <text:p>11,8 l</text:p>
          </table:table-cell>
          <table:table-cell table:style-name="ce21" table:formula="of:=[.I10]*[.F10]" office:value-type="currency" office:currency="EUR" office:value="14.4918998527246" calcext:value-type="currency">
            <text:p>14,5 €</text:p>
          </table:table-cell>
        </table:table-row>
        <table:table-row table:style-name="ro2">
          <table:table-cell table:style-name="ce2" office:value-type="string" calcext:value-type="string">
            <text:p>RTY-819</text:p>
          </table:table-cell>
          <table:table-cell table:style-name="ce4" office:value-type="float" office:value="2000" calcext:value-type="float">
            <text:p>2000</text:p>
          </table:table-cell>
          <table:table-cell table:style-name="ce6" office:value-type="currency" office:currency="km" office:value="877" calcext:value-type="currency">
            <text:p>877 km</text:p>
          </table:table-cell>
          <table:table-cell table:style-name="ce9" office:value-type="currency" office:currency="l" office:value="32" calcext:value-type="currency">
            <text:p>32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59" calcext:value-type="currency">
            <text:p>1,59 €/l</text:p>
          </table:table-cell>
          <table:table-cell table:style-name="ce15" office:value-type="date" office:date-value="2009-04-02" calcext:value-type="date">
            <text:p>2.4.2009</text:p>
          </table:table-cell>
          <table:table-cell table:style-name="ce4" office:value-type="string" calcext:value-type="string">
            <text:p>ST-1</text:p>
          </table:table-cell>
          <table:table-cell table:style-name="ce18" table:formula="of:=([.D11]/[.C11])*100" office:value-type="currency" office:currency="l" office:value="3.64880273660205" calcext:value-type="currency">
            <text:p>3,6 l</text:p>
          </table:table-cell>
          <table:table-cell table:style-name="ce21" table:formula="of:=[.I11]*[.F11]" office:value-type="currency" office:currency="EUR" office:value="5.80159635119726" calcext:value-type="currency">
            <text:p>5,8 €</text:p>
          </table:table-cell>
        </table:table-row>
        <table:table-row table:style-name="ro2">
          <table:table-cell table:style-name="ce2" office:value-type="string" calcext:value-type="string">
            <text:p>RTY-819</text:p>
          </table:table-cell>
          <table:table-cell table:style-name="ce4" office:value-type="float" office:value="2000" calcext:value-type="float">
            <text:p>2000</text:p>
          </table:table-cell>
          <table:table-cell table:style-name="ce6" office:value-type="currency" office:currency="km" office:value="762" calcext:value-type="currency">
            <text:p>762 km</text:p>
          </table:table-cell>
          <table:table-cell table:style-name="ce9" office:value-type="currency" office:currency="l" office:value="68" calcext:value-type="currency">
            <text:p>68 l</text:p>
          </table:table-cell>
          <table:table-cell table:style-name="ce4" office:value-type="float" office:value="95" calcext:value-type="float">
            <text:p>95</text:p>
          </table:table-cell>
          <table:table-cell table:style-name="ce12" office:value-type="currency" office:currency="€/l" office:value="1.47" calcext:value-type="currency">
            <text:p>1,47 €/l</text:p>
          </table:table-cell>
          <table:table-cell table:style-name="ce15" office:value-type="date" office:date-value="2009-04-02" calcext:value-type="date">
            <text:p>2.4.2009</text:p>
          </table:table-cell>
          <table:table-cell table:style-name="ce4" office:value-type="string" calcext:value-type="string">
            <text:p>ST-1</text:p>
          </table:table-cell>
          <table:table-cell table:style-name="ce18" table:formula="of:=([.D12]/[.C12])*100" office:value-type="currency" office:currency="l" office:value="8.9238845144357" calcext:value-type="currency">
            <text:p>8,9 l</text:p>
          </table:table-cell>
          <table:table-cell table:style-name="ce21" table:formula="of:=[.I12]*[.F12]" office:value-type="currency" office:currency="EUR" office:value="13.1181102362205" calcext:value-type="currency">
            <text:p>13,1 €</text:p>
          </table:table-cell>
        </table:table-row>
        <table:table-row table:style-name="ro1">
          <table:table-cell table:style-name="ce1" office:value-type="string" calcext:value-type="string">
            <text:p>Keskiarvo</text:p>
          </table:table-cell>
          <table:table-cell table:style-name="ce4" table:formula="of:=AVERAGE(Ostovuosi)" office:value-type="float" office:value="2001" calcext:value-type="float">
            <text:p>2001</text:p>
          </table:table-cell>
          <table:table-cell table:style-name="ce6" table:formula="of:=AVERAGE(Kilometrit)" office:value-type="currency" office:currency="km" office:value="551.727272727273" calcext:value-type="currency">
            <text:p>552 km</text:p>
          </table:table-cell>
          <table:table-cell table:style-name="ce9" table:formula="of:=AVERAGE(Tankkausmäärä)" office:value-type="currency" office:currency="l" office:value="56.9090909090909" calcext:value-type="currency">
            <text:p>57 l</text:p>
          </table:table-cell>
          <table:table-cell table:style-name="ce4"/>
          <table:table-cell table:style-name="ce12" table:formula="of:=AVERAGE(Litrahinta)" office:value-type="currency" office:currency="€/l" office:value="1.46090909090909" calcext:value-type="currency">
            <text:p>1,46 €/l</text:p>
          </table:table-cell>
          <table:table-cell table:style-name="ce15"/>
          <table:table-cell table:style-name="ce4"/>
          <table:table-cell table:style-name="ce18" table:formula="of:=AVERAGE(Kulutus)" office:value-type="currency" office:currency="l" office:value="18.1742568793954" calcext:value-type="currency">
            <text:p>18,2 l</text:p>
          </table:table-cell>
          <table:table-cell table:style-name="ce21" table:formula="of:=AVERAGE(HintaKm)" office:value-type="currency" office:currency="EUR" office:value="26.1673746281522" calcext:value-type="currency">
            <text:p>26,2 €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ietojen ohjaus_Taulukko1_1" table:style-name="ta1">
        <table:table-column table:style-name="co11" table:default-cell-style-name="ce25"/>
        <table:table-column table:style-name="co12" table:default-cell-style-name="ce32"/>
        <table:table-column table:style-name="co13" table:default-cell-style-name="ce39"/>
        <table:table-column table:style-name="co10" table:default-cell-style-name="ce52"/>
        <table:table-column table:style-name="co10" table:default-cell-style-name="ce42"/>
        <table:table-column table:style-name="co14" table:default-cell-style-name="ce57"/>
        <table:table-column table:style-name="co15" table:default-cell-style-name="ce67"/>
        <table:table-row table:style-name="ro3">
          <table:table-cell table:style-name="ce23"/>
          <table:table-cell table:style-name="ce30"/>
          <table:table-cell table:style-name="ce37" office:value-type="string" calcext:value-type="string">
            <text:p>Rekisterinumero</text:p>
          </table:table-cell>
          <table:table-cell table:style-name="ce50" table:number-columns-repeated="3"/>
          <table:table-cell table:style-name="ce65"/>
        </table:table-row>
        <table:table-row table:style-name="ro3">
          <table:table-cell table:style-name="ce24" office:value-type="string" calcext:value-type="string">
            <text:p>Huoltoasema</text:p>
          </table:table-cell>
          <table:table-cell table:style-name="ce31" office:value-type="string" calcext:value-type="string">
            <text:p>Tiedot</text:p>
          </table:table-cell>
          <table:table-cell table:style-name="ce38" office:value-type="string" calcext:value-type="string">
            <text:p>ABC-123</text:p>
          </table:table-cell>
          <table:table-cell table:style-name="ce51" office:value-type="string" calcext:value-type="string">
            <text:p>HAA-987</text:p>
          </table:table-cell>
          <table:table-cell table:style-name="ce51" office:value-type="string" calcext:value-type="string">
            <text:p>NSW-111</text:p>
          </table:table-cell>
          <table:table-cell table:style-name="ce51" office:value-type="string" calcext:value-type="string">
            <text:p>RTY-819</text:p>
          </table:table-cell>
          <table:table-cell table:style-name="ce66" office:value-type="string" calcext:value-type="string">
            <text:p>Yhteensä Tulos</text:p>
          </table:table-cell>
        </table:table-row>
        <table:table-row table:style-name="ro3">
          <table:table-cell office:value-type="string" calcext:value-type="string">
            <text:p>ABC</text:p>
          </table:table-cell>
          <table:table-cell office:value-type="string" calcext:value-type="string">
            <text:p>Keskiarvo - Tankkausmäärä </text:p>
          </table:table-cell>
          <table:table-cell/>
          <table:table-cell office:value-type="currency" office:currency="l" office:value="76" calcext:value-type="currency">
            <text:p>76 l</text:p>
          </table:table-cell>
          <table:table-cell table:style-name="ce52" office:value-type="currency" office:currency="l" office:value="49" calcext:value-type="currency">
            <text:p>49 l</text:p>
          </table:table-cell>
          <table:table-cell office:value-type="currency" office:currency="l" office:value="45" calcext:value-type="currency">
            <text:p>45 l</text:p>
          </table:table-cell>
          <table:table-cell office:value-type="currency" office:currency="l" office:value="56.6666666666667" calcext:value-type="currency">
            <text:p>57 l</text:p>
          </table:table-cell>
        </table:table-row>
        <table:table-row table:style-name="ro3">
          <table:table-cell table:style-name="ce26"/>
          <table:table-cell table:style-name="ce33" office:value-type="string" calcext:value-type="string">
            <text:p>Keskiarvo - Litrahinta</text:p>
          </table:table-cell>
          <table:table-cell table:style-name="ce40"/>
          <table:table-cell table:style-name="ce53" office:value-type="currency" office:currency="€/l" office:value="1.3" calcext:value-type="currency">
            <text:p>1,30 €/l</text:p>
          </table:table-cell>
          <table:table-cell table:style-name="ce53" office:value-type="currency" office:currency="€/l" office:value="1.66" calcext:value-type="currency">
            <text:p>1,66 €/l</text:p>
          </table:table-cell>
          <table:table-cell table:style-name="ce58" office:value-type="currency" office:currency="€/l" office:value="1.3" calcext:value-type="currency">
            <text:p>1,30 €/l</text:p>
          </table:table-cell>
          <table:table-cell table:style-name="ce68" office:value-type="currency" office:currency="€/l" office:value="1.42" calcext:value-type="currency">
            <text:p>1,42 €/l</text:p>
          </table:table-cell>
        </table:table-row>
        <table:table-row table:style-name="ro3">
          <table:table-cell table:style-name="ce27"/>
          <table:table-cell table:style-name="ce34" office:value-type="string" calcext:value-type="string">
            <text:p>Keskiarvo - Kilometrit edellisestä tankkauksesta</text:p>
          </table:table-cell>
          <table:table-cell table:style-name="ce41"/>
          <table:table-cell table:style-name="ce54" office:value-type="currency" office:currency="km" office:value="108" calcext:value-type="currency">
            <text:p>108 km</text:p>
          </table:table-cell>
          <table:table-cell table:style-name="ce54" office:value-type="currency" office:currency="km" office:value="762" calcext:value-type="currency">
            <text:p>762 km</text:p>
          </table:table-cell>
          <table:table-cell table:style-name="ce59" office:value-type="currency" office:currency="km" office:value="857" calcext:value-type="currency">
            <text:p>857 km</text:p>
          </table:table-cell>
          <table:table-cell table:style-name="ce69" office:value-type="currency" office:currency="km" office:value="575.666666666667" calcext:value-type="currency">
            <text:p>576 km</text:p>
          </table:table-cell>
        </table:table-row>
        <table:table-row table:style-name="ro3">
          <table:table-cell office:value-type="string" calcext:value-type="string">
            <text:p>Neste</text:p>
          </table:table-cell>
          <table:table-cell office:value-type="string" calcext:value-type="string">
            <text:p>Keskiarvo - Tankkausmäärä </text:p>
          </table:table-cell>
          <table:table-cell table:style-name="ce42" table:number-columns-repeated="2"/>
          <table:table-cell table:style-name="ce52" office:value-type="currency" office:currency="l" office:value="83" calcext:value-type="currency">
            <text:p>83 l</text:p>
          </table:table-cell>
          <table:table-cell table:style-name="ce42"/>
          <table:table-cell office:value-type="currency" office:currency="l" office:value="83" calcext:value-type="currency">
            <text:p>83 l</text:p>
          </table:table-cell>
        </table:table-row>
        <table:table-row table:style-name="ro3">
          <table:table-cell table:style-name="ce26"/>
          <table:table-cell table:style-name="ce33" office:value-type="string" calcext:value-type="string">
            <text:p>Keskiarvo - Litrahinta</text:p>
          </table:table-cell>
          <table:table-cell table:style-name="Tietojen_20_ohjauksen_20_arvo" table:number-columns-repeated="2"/>
          <table:table-cell table:style-name="ce53" office:value-type="currency" office:currency="€/l" office:value="1.58" calcext:value-type="currency">
            <text:p>1,58 €/l</text:p>
          </table:table-cell>
          <table:table-cell table:style-name="Tietojen_20_ohjauksen_20_arvo"/>
          <table:table-cell table:style-name="ce68" office:value-type="currency" office:currency="€/l" office:value="1.58" calcext:value-type="currency">
            <text:p>1,58 €/l</text:p>
          </table:table-cell>
        </table:table-row>
        <table:table-row table:style-name="ro3">
          <table:table-cell table:style-name="ce27"/>
          <table:table-cell table:style-name="ce34" office:value-type="string" calcext:value-type="string">
            <text:p>Keskiarvo - Kilometrit edellisestä tankkauksesta</text:p>
          </table:table-cell>
          <table:table-cell table:style-name="ce43" table:number-columns-repeated="2"/>
          <table:table-cell table:style-name="ce54" office:value-type="currency" office:currency="km" office:value="189" calcext:value-type="currency">
            <text:p>189 km</text:p>
          </table:table-cell>
          <table:table-cell table:style-name="ce43"/>
          <table:table-cell table:style-name="ce69" office:value-type="currency" office:currency="km" office:value="189" calcext:value-type="currency">
            <text:p>189 km</text:p>
          </table:table-cell>
        </table:table-row>
        <table:table-row table:style-name="ro3">
          <table:table-cell office:value-type="string" calcext:value-type="string">
            <text:p>Shell</text:p>
          </table:table-cell>
          <table:table-cell office:value-type="string" calcext:value-type="string">
            <text:p>Keskiarvo - Tankkausmäärä </text:p>
          </table:table-cell>
          <table:table-cell table:style-name="ce44" office:value-type="currency" office:currency="l" office:value="37" calcext:value-type="currency">
            <text:p>37 l</text:p>
          </table:table-cell>
          <table:table-cell table:style-name="ce42"/>
          <table:table-cell/>
          <table:table-cell office:value-type="currency" office:currency="l" office:value="77" calcext:value-type="currency">
            <text:p>77 l</text:p>
          </table:table-cell>
          <table:table-cell office:value-type="currency" office:currency="l" office:value="57" calcext:value-type="currency">
            <text:p>57 l</text:p>
          </table:table-cell>
        </table:table-row>
        <table:table-row table:style-name="ro3">
          <table:table-cell table:style-name="ce26"/>
          <table:table-cell table:style-name="ce33" office:value-type="string" calcext:value-type="string">
            <text:p>Keskiarvo - Litrahinta</text:p>
          </table:table-cell>
          <table:table-cell table:style-name="ce45" office:value-type="currency" office:currency="€/l" office:value="1.36" calcext:value-type="currency">
            <text:p>1,36 €/l</text:p>
          </table:table-cell>
          <table:table-cell table:style-name="Tietojen_20_ohjauksen_20_arvo" table:number-columns-repeated="2"/>
          <table:table-cell table:style-name="ce58" office:value-type="currency" office:currency="€/l" office:value="1.38" calcext:value-type="currency">
            <text:p>1,38 €/l</text:p>
          </table:table-cell>
          <table:table-cell table:style-name="ce68" office:value-type="currency" office:currency="€/l" office:value="1.37" calcext:value-type="currency">
            <text:p>1,37 €/l</text:p>
          </table:table-cell>
        </table:table-row>
        <table:table-row table:style-name="ro3">
          <table:table-cell table:style-name="ce27"/>
          <table:table-cell table:style-name="ce34" office:value-type="string" calcext:value-type="string">
            <text:p>Keskiarvo - Kilometrit edellisestä tankkauksesta</text:p>
          </table:table-cell>
          <table:table-cell table:style-name="ce46" office:value-type="currency" office:currency="km" office:value="395" calcext:value-type="currency">
            <text:p>395 km</text:p>
          </table:table-cell>
          <table:table-cell table:style-name="ce43" table:number-columns-repeated="2"/>
          <table:table-cell table:style-name="ce59" office:value-type="currency" office:currency="km" office:value="659" calcext:value-type="currency">
            <text:p>659 km</text:p>
          </table:table-cell>
          <table:table-cell table:style-name="ce69" office:value-type="currency" office:currency="km" office:value="527" calcext:value-type="currency">
            <text:p>527 km</text:p>
          </table:table-cell>
        </table:table-row>
        <table:table-row table:style-name="ro3">
          <table:table-cell office:value-type="string" calcext:value-type="string">
            <text:p>ST-1</text:p>
          </table:table-cell>
          <table:table-cell office:value-type="string" calcext:value-type="string">
            <text:p>Keskiarvo - Tankkausmäärä </text:p>
          </table:table-cell>
          <table:table-cell table:style-name="ce42"/>
          <table:table-cell office:value-type="currency" office:currency="l" office:value="39.5" calcext:value-type="currency">
            <text:p>40 l</text:p>
          </table:table-cell>
          <table:table-cell/>
          <table:table-cell table:style-name="ce52" office:value-type="currency" office:currency="l" office:value="50" calcext:value-type="currency">
            <text:p>50 l</text:p>
          </table:table-cell>
          <table:table-cell office:value-type="currency" office:currency="l" office:value="44.75" calcext:value-type="currency">
            <text:p>45 l</text:p>
          </table:table-cell>
        </table:table-row>
        <table:table-row table:style-name="ro3">
          <table:table-cell table:style-name="ce26"/>
          <table:table-cell table:style-name="ce33" office:value-type="string" calcext:value-type="string">
            <text:p>Keskiarvo - Litrahinta</text:p>
          </table:table-cell>
          <table:table-cell table:style-name="Tietojen_20_ohjauksen_20_arvo"/>
          <table:table-cell table:style-name="ce53" office:value-type="currency" office:currency="€/l" office:value="1.6" calcext:value-type="currency">
            <text:p>1,60 €/l</text:p>
          </table:table-cell>
          <table:table-cell table:style-name="Tietojen_20_ohjauksen_20_arvo"/>
          <table:table-cell table:style-name="ce53" office:value-type="currency" office:currency="€/l" office:value="1.53" calcext:value-type="currency">
            <text:p>1,53 €/l</text:p>
          </table:table-cell>
          <table:table-cell table:style-name="ce68" office:value-type="currency" office:currency="€/l" office:value="1.565" calcext:value-type="currency">
            <text:p>1,57 €/l</text:p>
          </table:table-cell>
        </table:table-row>
        <table:table-row table:style-name="ro3">
          <table:table-cell table:style-name="ce27"/>
          <table:table-cell table:style-name="ce34" office:value-type="string" calcext:value-type="string">
            <text:p>Keskiarvo - Kilometrit edellisestä tankkauksesta</text:p>
          </table:table-cell>
          <table:table-cell table:style-name="ce43"/>
          <table:table-cell table:style-name="ce54" office:value-type="currency" office:currency="km" office:value="390.5" calcext:value-type="currency">
            <text:p>391 km</text:p>
          </table:table-cell>
          <table:table-cell table:style-name="ce43"/>
          <table:table-cell table:style-name="ce54" office:value-type="currency" office:currency="km" office:value="819.5" calcext:value-type="currency">
            <text:p>820 km</text:p>
          </table:table-cell>
          <table:table-cell table:style-name="ce69" office:value-type="currency" office:currency="km" office:value="605" calcext:value-type="currency">
            <text:p>605 km</text:p>
          </table:table-cell>
        </table:table-row>
        <table:table-row table:style-name="ro3">
          <table:table-cell office:value-type="string" calcext:value-type="string">
            <text:p>Teboil</text:p>
          </table:table-cell>
          <table:table-cell office:value-type="string" calcext:value-type="string">
            <text:p>Keskiarvo - Tankkausmäärä </text:p>
          </table:table-cell>
          <table:table-cell/>
          <table:table-cell office:value-type="currency" office:currency="l" office:value="80" calcext:value-type="currency">
            <text:p>80 l</text:p>
          </table:table-cell>
          <table:table-cell/>
          <table:table-cell table:style-name="ce60"/>
          <table:table-cell office:value-type="currency" office:currency="l" office:value="80" calcext:value-type="currency">
            <text:p>80 l</text:p>
          </table:table-cell>
        </table:table-row>
        <table:table-row table:style-name="ro3">
          <table:table-cell table:style-name="ce26"/>
          <table:table-cell table:style-name="ce33" office:value-type="string" calcext:value-type="string">
            <text:p>Keskiarvo - Litrahinta</text:p>
          </table:table-cell>
          <table:table-cell table:style-name="ce40"/>
          <table:table-cell table:style-name="ce53" office:value-type="currency" office:currency="€/l" office:value="1.23" calcext:value-type="currency">
            <text:p>1,23 €/l</text:p>
          </table:table-cell>
          <table:table-cell table:style-name="Tietojen_20_ohjauksen_20_arvo"/>
          <table:table-cell table:style-name="ce61"/>
          <table:table-cell table:style-name="ce68" office:value-type="currency" office:currency="€/l" office:value="1.23" calcext:value-type="currency">
            <text:p>1,23 €/l</text:p>
          </table:table-cell>
        </table:table-row>
        <table:table-row table:style-name="ro3">
          <table:table-cell table:style-name="ce27"/>
          <table:table-cell table:style-name="ce34" office:value-type="string" calcext:value-type="string">
            <text:p>Keskiarvo - Kilometrit edellisestä tankkauksesta</text:p>
          </table:table-cell>
          <table:table-cell table:style-name="ce41"/>
          <table:table-cell table:style-name="ce54" office:value-type="currency" office:currency="km" office:value="679" calcext:value-type="currency">
            <text:p>679 km</text:p>
          </table:table-cell>
          <table:table-cell table:style-name="ce43"/>
          <table:table-cell table:style-name="ce62"/>
          <table:table-cell table:style-name="ce69" office:value-type="currency" office:currency="km" office:value="679" calcext:value-type="currency">
            <text:p>679 km</text:p>
          </table:table-cell>
        </table:table-row>
        <table:table-row table:style-name="ro3">
          <table:table-cell table:style-name="ce28" office:value-type="string" calcext:value-type="string">
            <text:p>Yhteensä Keskiarvo - Tankkausmäärä </text:p>
          </table:table-cell>
          <table:table-cell table:style-name="ce35"/>
          <table:table-cell table:style-name="ce47" office:value-type="currency" office:currency="l" office:value="37" calcext:value-type="currency">
            <text:p>37 l</text:p>
          </table:table-cell>
          <table:table-cell table:style-name="ce47" office:value-type="currency" office:currency="l" office:value="58.75" calcext:value-type="currency">
            <text:p>59 l</text:p>
          </table:table-cell>
          <table:table-cell table:style-name="ce47" office:value-type="currency" office:currency="l" office:value="66" calcext:value-type="currency">
            <text:p>66 l</text:p>
          </table:table-cell>
          <table:table-cell table:style-name="ce47" office:value-type="currency" office:currency="l" office:value="55.5" calcext:value-type="currency">
            <text:p>56 l</text:p>
          </table:table-cell>
          <table:table-cell table:style-name="ce70" office:value-type="currency" office:currency="l" office:value="56.9090909090909" calcext:value-type="currency">
            <text:p>57 l</text:p>
          </table:table-cell>
        </table:table-row>
        <table:table-row table:style-name="ro3">
          <table:table-cell table:style-name="ce28" office:value-type="string" calcext:value-type="string">
            <text:p>Yhteensä Keskiarvo - Litrahinta</text:p>
          </table:table-cell>
          <table:table-cell table:style-name="ce35"/>
          <table:table-cell table:style-name="ce48" office:value-type="currency" office:currency="€/l" office:value="1.36" calcext:value-type="currency">
            <text:p>1,36 €/l</text:p>
          </table:table-cell>
          <table:table-cell table:style-name="ce55" office:value-type="currency" office:currency="€/l" office:value="1.4325" calcext:value-type="currency">
            <text:p>1,43 €/l</text:p>
          </table:table-cell>
          <table:table-cell table:style-name="ce55" office:value-type="currency" office:currency="€/l" office:value="1.62" calcext:value-type="currency">
            <text:p>1,62 €/l</text:p>
          </table:table-cell>
          <table:table-cell table:style-name="ce63" office:value-type="currency" office:currency="€/l" office:value="1.435" calcext:value-type="currency">
            <text:p>1,44 €/l</text:p>
          </table:table-cell>
          <table:table-cell table:style-name="ce71" office:value-type="currency" office:currency="€/l" office:value="1.46090909090909" calcext:value-type="currency">
            <text:p>1,46 €/l</text:p>
          </table:table-cell>
        </table:table-row>
        <table:table-row table:style-name="ro3">
          <table:table-cell table:style-name="ce29" office:value-type="string" calcext:value-type="string">
            <text:p>Yhteensä Keskiarvo - Kilometrit edellisestä tankkauksesta</text:p>
          </table:table-cell>
          <table:table-cell table:style-name="ce36"/>
          <table:table-cell table:style-name="ce49" office:value-type="currency" office:currency="km" office:value="395" calcext:value-type="currency">
            <text:p>395 km</text:p>
          </table:table-cell>
          <table:table-cell table:style-name="ce56" office:value-type="currency" office:currency="km" office:value="392" calcext:value-type="currency">
            <text:p>392 km</text:p>
          </table:table-cell>
          <table:table-cell table:style-name="ce56" office:value-type="currency" office:currency="km" office:value="475.5" calcext:value-type="currency">
            <text:p>476 km</text:p>
          </table:table-cell>
          <table:table-cell table:style-name="ce64" office:value-type="currency" office:currency="km" office:value="788.75" calcext:value-type="currency">
            <text:p>789 km</text:p>
          </table:table-cell>
          <table:table-cell table:style-name="ce72" office:value-type="currency" office:currency="km" office:value="551.727272727273" calcext:value-type="currency">
            <text:p>552 km</text:p>
          </table:table-cell>
        </table:table-row>
      </table:table>
      <table:named-expressions>
        <table:named-range table:name="HintaKm" table:base-cell-address="$Taulukko1.$J$13" table:cell-range-address="$Taulukko1.$J$2:.$J$12"/>
        <table:named-range table:name="Kilometrit" table:base-cell-address="$Taulukko1.$C$2" table:cell-range-address="$Taulukko1.$C$2:.$C$12"/>
        <table:named-range table:name="Kulutus" table:base-cell-address="$Taulukko1.$F$14" table:cell-range-address="$Taulukko1.$I$2:.$I$12"/>
        <table:named-range table:name="Litrahinta" table:base-cell-address="$Taulukko1.$F$2" table:cell-range-address="$Taulukko1.$F$2:.$F$12"/>
        <table:named-range table:name="Ostovuosi" table:base-cell-address="$Taulukko1.$E$22" table:cell-range-address="$Taulukko1.$B$2:.$B$12"/>
        <table:named-range table:name="Tankkausmäärä" table:base-cell-address="$Taulukko1.$C$14" table:cell-range-address="$Taulukko1.$D$2:.$D$12"/>
      </table:named-expressions>
      <table:data-pilot-tables>
        <table:data-pilot-table table:name="DataPilot1" table:application-data="" table:target-range-address="'Tietojen ohjaus_Taulukko1_1'.A1:'Tietojen ohjaus_Taulukko1_1'.G20" table:buttons="'Tietojen ohjaus_Taulukko1_1'.A2 'Tietojen ohjaus_Taulukko1_1'.B2 'Tietojen ohjaus_Taulukko1_1'.C1" table:show-filter-button="false" table:drill-down-on-double-click="false">
          <table:source-cell-range table:cell-range-address="Taulukko1.A1:Taulukko1.J12"/>
          <table:data-pilot-field table:source-field-name="Rekisterinumero" table:orientation="column" table:used-hierarchy="0" table:function="auto">
            <table:data-pilot-level table:show-empty="false" calcext:repeat-item-labels="false">
              <table:data-pilot-members>
                <table:data-pilot-member table:name="ABC-123" table:display="true" table:show-details="true"/>
                <table:data-pilot-member table:name="HAA-987" table:display="true" table:show-details="true"/>
                <table:data-pilot-member table:name="NSW-111" table:display="true" table:show-details="true"/>
                <table:data-pilot-member table:name="RTY-8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uoltoasema" table:orientation="row" table:used-hierarchy="0" table:function="auto">
            <table:data-pilot-level table:show-empty="false" calcext:repeat-item-labels="false">
              <table:data-pilot-members>
                <table:data-pilot-member table:name="ABC" table:display="true" table:show-details="true"/>
                <table:data-pilot-member table:name="Neste" table:display="true" table:show-details="true"/>
                <table:data-pilot-member table:name="Shell" table:display="true" table:show-details="true"/>
                <table:data-pilot-member table:name="ST-1" table:display="true" table:show-details="true"/>
                <table:data-pilot-member table:name="Tebo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edot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Tankkausmäärä " table:orientation="data" table:used-hierarchy="0" table:function="average">
            <table:data-pilot-level table:show-empty="false" calcext:repeat-item-labels="false">
              <table:data-pilot-members>
                <table:data-pilot-member table:name="32 l" table:display="true" table:show-details="true"/>
                <table:data-pilot-member table:name="37 l" table:display="true" table:show-details="true"/>
                <table:data-pilot-member table:name="39 l" table:display="true" table:show-details="true"/>
                <table:data-pilot-member table:name="40 l" table:display="true" table:show-details="true"/>
                <table:data-pilot-member table:name="45 l" table:display="true" table:show-details="true"/>
                <table:data-pilot-member table:name="49 l" table:display="true" table:show-details="true"/>
                <table:data-pilot-member table:name="68 l" table:display="true" table:show-details="true"/>
                <table:data-pilot-member table:name="76 l" table:display="true" table:show-details="true"/>
                <table:data-pilot-member table:name="77 l" table:display="true" table:show-details="true"/>
                <table:data-pilot-member table:name="80 l" table:display="true" table:show-details="true"/>
                <table:data-pilot-member table:name="83 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trahinta" table:orientation="data" table:used-hierarchy="0" table:function="average">
            <table:data-pilot-level table:show-empty="false" calcext:repeat-item-labels="false">
              <table:data-pilot-members>
                <table:data-pilot-member table:name="1,23 €/l" table:display="true" table:show-details="true"/>
                <table:data-pilot-member table:name="1,30 €/l" table:display="true" table:show-details="true"/>
                <table:data-pilot-member table:name="1,36 €/l" table:display="true" table:show-details="true"/>
                <table:data-pilot-member table:name="1,38 €/l" table:display="true" table:show-details="true"/>
                <table:data-pilot-member table:name="1,47 €/l" table:display="true" table:show-details="true"/>
                <table:data-pilot-member table:name="1,50 €/l" table:display="true" table:show-details="true"/>
                <table:data-pilot-member table:name="1,58 €/l" table:display="true" table:show-details="true"/>
                <table:data-pilot-member table:name="1,59 €/l" table:display="true" table:show-details="true"/>
                <table:data-pilot-member table:name="1,66 €/l" table:display="true" table:show-details="true"/>
                <table:data-pilot-member table:name="1,70 €/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ilometrit edellisestä tankkauksesta" table:orientation="data" table:used-hierarchy="0" table:function="average">
            <table:data-pilot-level table:show-empty="false" calcext:repeat-item-labels="false">
              <table:data-pilot-members>
                <table:data-pilot-member table:name="108 km" table:display="true" table:show-details="true"/>
                <table:data-pilot-member table:name="178 km" table:display="true" table:show-details="true"/>
                <table:data-pilot-member table:name="189 km" table:display="true" table:show-details="true"/>
                <table:data-pilot-member table:name="395 km" table:display="true" table:show-details="true"/>
                <table:data-pilot-member table:name="603 km" table:display="true" table:show-details="true"/>
                <table:data-pilot-member table:name="659 km" table:display="true" table:show-details="true"/>
                <table:data-pilot-member table:name="679 km" table:display="true" table:show-details="true"/>
                <table:data-pilot-member table:name="762 km" table:display="true" table:show-details="true"/>
                <table:data-pilot-member table:name="857 km" table:display="true" table:show-details="true"/>
                <table:data-pilot-member table:name="877 k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31">
      <number:number number:decimal-places="1" loext:min-decimal-places="1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3P0"/>
    </number:currency-style>
    <number:number-style style:name="N134">
      <number:number number:decimal-places="0" loext:min-decimal-places="0" number:min-integer-digits="0"/>
    </number:number-style>
    <number:number-style style:name="N135">
      <number:number number:decimal-places="2" loext:min-decimal-places="1" number:min-integer-digits="1" number:decimal-replacement=""/>
      <number:text>€</number:text>
    </number:number-style>
    <number:number-style style:name="N136">
      <number:number number:decimal-places="2" loext:min-decimal-places="2" number:min-integer-digits="1"/>
      <number:text>€</number:text>
    </number:number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fi" number:country="FI">€/l</number:currency-symbol>
    </number:currency-style>
    <number:currency-style style:name="N138">
      <number:text>-</number:text>
      <number:number number:decimal-places="0" loext:min-decimal-places="0" number:min-integer-digits="1" number:grouping="true"/>
      <number:text> </number:text>
      <number:currency-symbol number:language="fi" number:country="FI">€/l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fi" number:country="FI">€/l</number:currency-symbol>
    </number:currency-style>
    <number:currency-style style:name="N140">
      <number:text>-</number:text>
      <number:number number:decimal-places="2" loext:min-decimal-places="2" number:min-integer-digits="1" number:grouping="true"/>
      <number:text> </number:text>
      <number:currency-symbol number:language="fi" number:country="FI">€/l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1" number:grouping="true"/>
      <number:text> </number:text>
      <number:currency-symbol number:language="fi" number:country="FI">l</number:currency-symbol>
    </number:currency-style>
    <number:currency-style style:name="N142">
      <number:text>-</number:text>
      <number:number number:decimal-places="0" loext:min-decimal-places="0" number:min-integer-digits="1" number:grouping="true"/>
      <number:text> </number:text>
      <number:currency-symbol number:language="fi" number:country="FI">l</number:currency-symbol>
      <style:map style:condition="value()&gt;=0" style:apply-style-name="N142P0"/>
    </number:currency-style>
    <number:currency-style style:name="N144P0" style:volatile="true">
      <number:number number:decimal-places="0" loext:min-decimal-places="0" number:min-integer-digits="1" number:grouping="true"/>
      <number:text> </number:text>
      <number:currency-symbol number:language="fi" number:country="FI">km</number:currency-symbol>
    </number:currency-style>
    <number:currency-style style:name="N144">
      <number:text>-</number:text>
      <number:number number:decimal-places="0" loext:min-decimal-places="0" number:min-integer-digits="1" number:grouping="true"/>
      <number:text> </number:text>
      <number:currency-symbol number:language="fi" number:country="FI">km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1" number:grouping="true"/>
      <number:text> </number:text>
      <number:currency-symbol number:language="fi" number:country="FI">l</number:currency-symbol>
    </number:currency-style>
    <number:currency-style style:name="N146">
      <number:text>-</number:text>
      <number:number number:decimal-places="1" loext:min-decimal-places="1" number:min-integer-digits="1" number:grouping="true"/>
      <number:text> </number:text>
      <number:currency-symbol number:language="fi" number:country="FI">l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1" number:grouping="true"/>
      <number:text> </number:text>
      <number:currency-symbol number:language="fi" number:country="FI">€</number:currency-symbol>
    </number:currency-style>
    <number:currency-style style:name="N148">
      <number:text>-</number:text>
      <number:number number:decimal-places="1" loext:min-decimal-places="1" number:min-integer-digits="1" number:grouping="true"/>
      <number:text> </number:text>
      <number:currency-symbol number:language="fi" number:country="FI">€</number:currency-symbol>
      <style:map style:condition="value()&gt;=0" style:apply-style-name="N148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4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etojen_20_ohjauksen_20_kenttä" style:display-name="Tietojen ohjauksen kenttä" style:family="table-cell" style:parent-style-name="Default"/>
    <style:style style:name="Tietojen_20_ohjauksen_20_kulma" style:display-name="Tietojen ohjauksen kulma" style:family="table-cell" style:parent-style-name="Default"/>
    <style:style style:name="Tietojen_20_ohjauksen_20_arvo" style:display-name="Tietojen ohjauksen arvo" style:family="table-cell" style:parent-style-name="Default"/>
    <style:style style:name="Tietojen_20_ohjausluokka" style:display-name="Tietojen ohjausluokka" style:family="table-cell" style:parent-style-name="Default">
      <style:table-cell-properties style:text-align-source="fix" style:repeat-content="false"/>
      <style:paragraph-properties fo:text-align="start"/>
    </style:style>
    <style:style style:name="Tietojen_20_ohjauksen_20_otsikko" style:display-name="Tietojen ohjauksen otsikk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ietojen_20_ohjauksen_20_tulokset" style:display-name="Tietojen ohjauksen tulokse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2:06:23.320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08:30:24.846000000</meta:creation-date>
    <dc:date>2015-10-13T12:07:49.632000000</dc:date>
    <meta:editing-duration>PT1H15M2S</meta:editing-duration>
    <meta:editing-cycles>8</meta:editing-cycles>
    <meta:generator>LibreOffice/5.0.1.2$Windows_x86 LibreOffice_project/81898c9f5c0d43f3473ba111d7b351050be20261</meta:generator>
    <meta:document-statistic meta:table-count="2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46P0" style:volatile="true">
      <number:number number:decimal-places="1" loext:min-decimal-places="1" number:min-integer-digits="1" number:grouping="true"/>
      <number:text> </number:text>
      <number:currency-symbol number:language="fi" number:country="FI">l</number:currency-symbol>
    </number:currency-style>
    <number:currency-style style:name="N146">
      <number:text>-</number:text>
      <number:number number:decimal-places="1" loext:min-decimal-places="1" number:min-integer-digits="1" number:grouping="true"/>
      <number:text> </number:text>
      <number:currency-symbol number:language="fi" number:country="FI">l</number:currency-symbol>
      <style:map style:condition="value()&gt;=0" style:apply-style-name="N146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9cm" svg:height="9.775cm" xlink:href=".." xlink:type="simple" chart:class="chart:bar" chart:style-name="ch1">
        <chart:title svg:x="9.366cm" svg:y="0.331cm" chart:style-name="ch2">
          <text:p>Autojen keskikulutus litraa / 100 km</text:p>
        </chart:title>
        <chart:legend chart:legend-position="end" svg:x="22.562cm" svg:y="4.588cm" style:legend-expansion="high" chart:style-name="ch3"/>
        <chart:plot-area chart:style-name="ch4" table:cell-range-address="Taulukko1.A2:Taulukko1.A12 Taulukko1.I1:Taulukko1.I12" chart:data-source-has-labels="both" svg:x="0.512cm" svg:y="1.305cm" svg:width="21.538cm" svg:height="8.275cm">
          <chartooo:coordinate-region svg:x="1.61cm" svg:y="1.504cm" svg:width="20.44cm" svg:height="7.429cm"/>
          <chart:axis chart:dimension="x" chart:name="primary-x" chart:style-name="ch5" chartooo:axis-type="auto">
            <chartooo:date-scale/>
            <chart:categories table:cell-range-address="Taulukko1.A2:Taulukko1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ulukko1.I2:Taulukko1.I12" chart:label-cell-address="Taulukko1.I1:Taulukko1.I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aa / 100 km</text:p>
                <draw:g>
                  <svg:desc>Taulukko1.I1:Taulukko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SW-111</text:p>
                <draw:g>
                  <svg:desc>Taulukko1.A2:Taulukko1.A12</svg:desc>
                </draw:g>
              </table:table-cell>
              <table:table-cell office:value-type="float" office:value="6.43044619422572">
                <text:p>6.43044619422572</text:p>
                <draw:g>
                  <svg:desc>Taulukko1.I2:Taulukko1.I12</svg:desc>
                </draw:g>
              </table:table-cell>
            </table:table-row>
            <table:table-row>
              <table:table-cell office:value-type="string">
                <text:p>ABC-123</text:p>
              </table:table-cell>
              <table:table-cell office:value-type="float" office:value="9.36708860759494">
                <text:p>9.36708860759494</text:p>
              </table:table-cell>
            </table:table-row>
            <table:table-row>
              <table:table-cell office:value-type="string">
                <text:p>RTY-819</text:p>
              </table:table-cell>
              <table:table-cell office:value-type="float" office:value="5.25087514585764">
                <text:p>5.25087514585764</text:p>
              </table:table-cell>
            </table:table-row>
            <table:table-row>
              <table:table-cell office:value-type="string">
                <text:p>HAA-987</text:p>
              </table:table-cell>
              <table:table-cell office:value-type="float" office:value="70.3703703703704">
                <text:p>70.3703703703704</text:p>
              </table:table-cell>
            </table:table-row>
            <table:table-row>
              <table:table-cell office:value-type="string">
                <text:p>HAA-987</text:p>
              </table:table-cell>
              <table:table-cell office:value-type="float" office:value="6.6334991708126">
                <text:p>6.6334991708126</text:p>
              </table:table-cell>
            </table:table-row>
            <table:table-row>
              <table:table-cell office:value-type="string">
                <text:p>HAA-987</text:p>
              </table:table-cell>
              <table:table-cell office:value-type="float" office:value="21.9101123595506">
                <text:p>21.9101123595506</text:p>
              </table:table-cell>
            </table:table-row>
            <table:table-row>
              <table:table-cell office:value-type="string">
                <text:p>NSW-111</text:p>
              </table:table-cell>
              <table:table-cell office:value-type="float" office:value="43.9153439153439">
                <text:p>43.9153439153439</text:p>
              </table:table-cell>
            </table:table-row>
            <table:table-row>
              <table:table-cell office:value-type="string">
                <text:p>RTY-819</text:p>
              </table:table-cell>
              <table:table-cell office:value-type="float" office:value="11.6843702579666">
                <text:p>11.6843702579666</text:p>
              </table:table-cell>
            </table:table-row>
            <table:table-row>
              <table:table-cell office:value-type="string">
                <text:p>HAA-987</text:p>
              </table:table-cell>
              <table:table-cell office:value-type="float" office:value="11.7820324005891">
                <text:p>11.7820324005891</text:p>
              </table:table-cell>
            </table:table-row>
            <table:table-row>
              <table:table-cell office:value-type="string">
                <text:p>RTY-819</text:p>
              </table:table-cell>
              <table:table-cell office:value-type="float" office:value="3.64880273660205">
                <text:p>3.64880273660205</text:p>
              </table:table-cell>
            </table:table-row>
            <table:table-row>
              <table:table-cell office:value-type="string">
                <text:p>RTY-819</text:p>
              </table:table-cell>
              <table:table-cell office:value-type="float" office:value="8.9238845144357">
                <text:p>8.9238845144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